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hu" fo:country="HU" officeooo:rsid="0019664f" officeooo:paragraph-rsid="0019664f"/>
    </style:style>
    <style:style style:name="P2" style:family="paragraph" style:parent-style-name="Standard">
      <style:text-properties fo:color="#ff0000" loext:opacity="100%" fo:language="hu" fo:country="HU" officeooo:rsid="0019664f" officeooo:paragraph-rsid="0019664f"/>
    </style:style>
    <style:style style:name="P3" style:family="paragraph" style:parent-style-name="Standard">
      <style:text-properties fo:color="#000000" loext:opacity="100%" fo:language="hu" fo:country="HU" officeooo:rsid="0019664f" officeooo:paragraph-rsid="001966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p</text:p>
      <text:p text:style-name="P2">Súgó</text:p>
      <text:p text:style-name="P3">Check for updates</text:p>
      <text:p text:style-name="P2">Frissítések keresése</text:p>
      <text:p text:style-name="P3">You already have the latest version</text:p>
      <text:p text:style-name="P2">A legfrissebb verziót használo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6:55:44.812000000</meta:creation-date>
    <meta:generator>LibreOffice/7.6.2.1$Windows_X86_64 LibreOffice_project/56f7684011345957bbf33a7ee678afaf4d2ba333</meta:generator>
    <dc:date>2023-11-29T06:57:05.127000000</dc:date>
    <meta:editing-duration>PT1M20S</meta:editing-duration>
    <meta:editing-cycles>1</meta:editing-cycles>
    <meta:document-statistic meta:table-count="0" meta:image-count="0" meta:object-count="0" meta:page-count="1" meta:paragraph-count="6" meta:word-count="17" meta:character-count="112" meta:non-whitespace-character-count="101"/>
  </office:meta>
</office:document-meta>
</file>